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63914" officeooo:paragraph-rsid="00163914"/>
    </style:style>
    <style:style style:name="P2" style:family="paragraph" style:parent-style-name="Standard">
      <style:text-properties officeooo:rsid="0016a850" officeooo:paragraph-rsid="0016a850"/>
    </style:style>
    <style:style style:name="P3" style:family="paragraph" style:parent-style-name="Standard">
      <style:text-properties officeooo:rsid="0016a850" officeooo:paragraph-rsid="00199930"/>
    </style:style>
    <style:style style:name="P4" style:family="paragraph" style:parent-style-name="Standard">
      <style:text-properties officeooo:rsid="00199930" officeooo:paragraph-rsid="00199930"/>
    </style:style>
    <style:style style:name="P5" style:family="paragraph" style:parent-style-name="Standard">
      <style:text-properties officeooo:rsid="001b7ad8" officeooo:paragraph-rsid="001b7ad8"/>
    </style:style>
    <style:style style:name="P6" style:family="paragraph" style:parent-style-name="Standard">
      <style:text-properties officeooo:paragraph-rsid="001b7ad8"/>
    </style:style>
    <style:style style:name="P7" style:family="paragraph" style:parent-style-name="Standard">
      <style:text-properties officeooo:rsid="001b7ad8" officeooo:paragraph-rsid="001b7ad8" fo:background-color="transparent"/>
    </style:style>
    <style:style style:name="P8" style:family="paragraph" style:parent-style-name="Standard" style:list-style-name="L1">
      <style:text-properties officeooo:rsid="00163914" officeooo:paragraph-rsid="00163914"/>
    </style:style>
    <style:style style:name="P9" style:family="paragraph" style:parent-style-name="Standard" style:list-style-name="L2">
      <style:text-properties officeooo:rsid="00163914" officeooo:paragraph-rsid="00163914"/>
    </style:style>
    <style:style style:name="P10" style:family="paragraph" style:parent-style-name="Standard" style:list-style-name="L1">
      <style:text-properties officeooo:rsid="001fa406" officeooo:paragraph-rsid="001fa406"/>
    </style:style>
    <style:style style:name="P11" style:family="paragraph" style:parent-style-name="Standard" style:list-style-name="L2">
      <style:text-properties officeooo:paragraph-rsid="0016a850"/>
    </style:style>
    <style:style style:name="P12" style:family="paragraph" style:parent-style-name="Standard" style:list-style-name="L2">
      <style:text-properties officeooo:rsid="0016a850" officeooo:paragraph-rsid="0016a850"/>
    </style:style>
    <style:style style:name="P13" style:family="paragraph" style:parent-style-name="Standard" style:list-style-name="L3">
      <style:text-properties officeooo:rsid="0016a850" officeooo:paragraph-rsid="0016a850"/>
    </style:style>
    <style:style style:name="P14" style:family="paragraph" style:parent-style-name="Standard" style:list-style-name="L4">
      <style:text-properties officeooo:rsid="0016a850" officeooo:paragraph-rsid="0016a850"/>
    </style:style>
    <style:style style:name="P15" style:family="paragraph" style:parent-style-name="Standard" style:list-style-name="L4">
      <style:text-properties officeooo:rsid="0016a850" officeooo:paragraph-rsid="00199930"/>
    </style:style>
    <style:style style:name="P16" style:family="paragraph" style:parent-style-name="Standard" style:list-style-name="L5">
      <style:text-properties officeooo:rsid="00199930" officeooo:paragraph-rsid="00199930"/>
    </style:style>
    <style:style style:name="P17" style:family="paragraph" style:parent-style-name="Standard" style:list-style-name="L6">
      <style:text-properties officeooo:rsid="001b7ad8" officeooo:paragraph-rsid="001b7ad8"/>
    </style:style>
    <style:style style:name="P18" style:family="paragraph" style:parent-style-name="Standard" style:list-style-name="L8">
      <style:text-properties officeooo:rsid="001b7ad8" officeooo:paragraph-rsid="001b7ad8"/>
    </style:style>
    <style:style style:name="P19" style:family="paragraph" style:parent-style-name="Standard">
      <style:text-properties officeooo:rsid="001b7ad8" officeooo:paragraph-rsid="001b7ad8"/>
    </style:style>
    <style:style style:name="P20" style:family="paragraph" style:parent-style-name="Standard" style:list-style-name="L7">
      <style:text-properties officeooo:rsid="001b7ad8" officeooo:paragraph-rsid="001b7ad8" fo:background-color="transparent"/>
    </style:style>
    <style:style style:name="P21" style:family="paragraph" style:parent-style-name="Standard">
      <style:text-properties officeooo:rsid="001b7ad8" officeooo:paragraph-rsid="001b7ad8" fo:background-color="transparent"/>
    </style:style>
    <style:style style:name="P22" style:family="paragraph" style:parent-style-name="Standard">
      <style:text-properties officeooo:rsid="00211279" officeooo:paragraph-rsid="00211279" fo:background-color="#ffff00"/>
    </style:style>
    <style:style style:name="T1" style:family="text">
      <style:text-properties officeooo:rsid="00163914"/>
    </style:style>
    <style:style style:name="T2" style:family="text">
      <style:text-properties fo:font-variant="normal" fo:text-transform="none" fo:color="#000000" loext:opacity="100%" style:font-name="system-ui" fo:font-size="10.5pt" fo:letter-spacing="normal" fo:font-style="normal" fo:font-weight="normal" officeooo:rsid="00163914"/>
    </style:style>
    <style:style style:name="T3" style:family="text">
      <style:text-properties fo:color="#000000" loext:opacity="100%" officeooo:rsid="00163914"/>
    </style:style>
    <style:style style:name="T4" style:family="text">
      <style:text-properties officeooo:rsid="0016a850"/>
    </style:style>
    <style:style style:name="T5" style:family="text">
      <style:text-properties officeooo:rsid="00185762"/>
    </style:style>
    <style:style style:name="T6" style:family="text">
      <style:text-properties officeooo:rsid="0019993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b7ad8" fo:background-color="transparent" loext:char-shading-value="0"/>
    </style:style>
    <style:style style:name="T10" style:family="text">
      <style:text-properties officeooo:rsid="001bb640" fo:background-color="transparent" loext:char-shading-value="0"/>
    </style:style>
    <style:style style:name="T11" style:family="text">
      <style:text-properties officeooo:rsid="001dba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ataFrame Telco Churn Dataset – </text:p>
      <text:p text:style-name="P1"/>
      <text:p text:style-name="P1"/>
      <text:list text:style-name="L1">
        <text:list-item>
          <text:p text:style-name="P8">Telecomunicaciones.</text:p>
        </text:list-item>
        <text:list-item>
          <text:p text:style-name="P8">Churn (Tasa de cancelación de servicio): Representa el momento en que un cliente deja de usar el servicio. </text:p>
        </text:list-item>
        <text:list-item>
          <text:p text:style-name="P8">Churn Rate: Porcentaje de clientes que cancelaron su contrato en un periodo determinado.</text:p>
        </text:list-item>
        <text:list-item>
          <text:p text:style-name="P8">Churn Prediction: Se intenta adivinar que clientes tienen mas probabilidades de cancelar su servicio con el fin de intentar retenerlos con promociones o mejoras en el mismo.</text:p>
        </text:list-item>
        <text:list-item>
          <text:p text:style-name="P10">Esta compuesto por columnas y 7043 entradas. No cuenta con datos faltantes.</text:p>
        </text:list-item>
      </text:list>
      <text:p text:style-name="P1"/>
      <text:p text:style-name="P1">Cada fila representa un cliente.</text:p>
      <text:p text:style-name="P1"/>
      <text:p text:style-name="P1">VARIABLES:</text:p>
      <text:list text:style-name="L2">
        <text:list-item>
          <text:p text:style-name="P11"><text:span text:style-name="T1">customer ID: Identificador único del cliente. (</text:span><text:span text:style-name="T2">7590-VHVEG</text:span><text:span text:style-name="T3">) </text:span></text:p>
        </text:list-item>
        <text:list-item>
          <text:p text:style-name="P9">gender: <text:span text:style-name="T4">(Male / Female). </text:span><text:span text:style-name="T11">Categórica binaria</text:span></text:p>
        </text:list-item>
        <text:list-item>
          <text:p text:style-name="P12">SeniorCitizen: Indica si es adulto mayor. (1=S, 0=N) <text:span text:style-name="T11">Categórica binaria</text:span></text:p>
        </text:list-item>
        <text:list-item>
          <text:p text:style-name="P12">Partner: Si tiene pareja: (Yes / No) <text:span text:style-name="T11">Categórica binaria</text:span></text:p>
        </text:list-item>
        <text:list-item>
          <text:p text:style-name="P12">Dependents: Si tiene dependientes (Yes / No) <text:span text:style-name="T11">categórica binaria</text:span></text:p>
        </text:list-item>
      </text:list>
      <text:p text:style-name="P2">Las variables antes mencionadas aportan información del cliente.</text:p>
      <text:p text:style-name="P2"/>
      <text:list text:style-name="L3">
        <text:list-item>
          <text:p text:style-name="P13">Tenure: cantidad de meses como cliente (variable numérica <text:span text:style-name="T5">del 0 al 72</text:span>) <text:span text:style-name="T11">Numérica discreta.</text:span></text:p>
        </text:list-item>
      </text:list>
      <text:p text:style-name="P2"/>
      <text:p text:style-name="P2">Las siguientes variables corresponden a servicios contratados:</text:p>
      <text:list text:style-name="L4">
        <text:list-item>
          <text:p text:style-name="P14">PhoneService: si tiene servicio telefónico. <text:span text:style-name="T5">(Yes/No) </text:span><text:span text:style-name="T11">Categórica binaria</text:span></text:p>
        </text:list-item>
        <text:list-item>
          <text:p text:style-name="P14">MultipleLines: Si tiene múltiples lineas. <text:span text:style-name="T5">(No phone service / Yes / No) </text:span><text:span text:style-name="T11">categórica ordinal (0 = No service, 1=no, 2=si)</text:span></text:p>
        </text:list-item>
        <text:list-item>
          <text:p text:style-name="P14">InternetSErvice: Tipo de internet. (DSL / Fiber optic / No) ?</text:p>
        </text:list-item>
        <text:list-item>
          <text:p text:style-name="P14">OnlineSecurity. <text:span text:style-name="T6">(No / Yes / No internet service)</text:span></text:p>
        </text:list-item>
        <text:list-item>
          <text:p text:style-name="P15">OnlineBackup. <text:span text:style-name="T6">(No / Yes / No internet service)</text:span></text:p>
        </text:list-item>
        <text:list-item>
          <text:p text:style-name="P15">DeviceProtecion <text:span text:style-name="T6">(No / Yes / No internet service)</text:span></text:p>
        </text:list-item>
        <text:list-item>
          <text:p text:style-name="P15">TechSupport <text:span text:style-name="T6">(No / Yes / No internet service)</text:span></text:p>
        </text:list-item>
        <text:list-item>
          <text:p text:style-name="P15">StreamingTV <text:span text:style-name="T6">(No / Yes / No internet service)</text:span></text:p>
        </text:list-item>
        <text:list-item>
          <text:p text:style-name="P15">StreamingMovies <text:span text:style-name="T6">(No / Yes / No internet service)</text:span></text:p>
        </text:list-item>
      </text:list>
      <text:p text:style-name="P3"/>
      <text:p text:style-name="P4">Información contractual:</text:p>
      <text:list text:style-name="L5">
        <text:list-item>
          <text:p text:style-name="P16">Contract: tipo de contrato (Month-to-month / One year / Two year)</text:p>
        </text:list-item>
        <text:list-item>
          <text:p text:style-name="P16">PaperLessBilling: Facturación digital (Yes/No)</text:p>
        </text:list-item>
        <text:list-item>
          <text:p text:style-name="P16">PaymentMethod: Método de pago (Electronic check / Mailed check / Bank transfer / Credit card).</text:p>
          <text:p text:style-name="P16"/>
        </text:list-item>
      </text:list>
      <text:p text:style-name="P5">Información económica:</text:p>
      <text:list text:style-name="L6">
        <text:list-item>
          <text:p text:style-name="P17">MonthlyCarges: Costo mensual del servicio (Variable numérica)</text:p>
        </text:list-item>
        <text:list-item>
          <text:p text:style-name="P17">TotalCharges: Total gastado por cliente. <text:span text:style-name="T7">(Es variable numérica pero esta en STRING)</text:span></text:p>
        </text:list-item>
      </text:list>
      <text:p text:style-name="P5"><text:span text:style-name="T7"/></text:p>
      <text:p text:style-name="P7">Variable objetivo:</text:p>
      <text:p text:style-name="P7"/>
      <text:list text:style-name="L7">
        <text:list-item>
          <text:p text:style-name="P20">Churn: Indica si el cliente abandono el servicio. (Yes/No)</text:p>
        </text:list-item>
      </text:list>
      <text:p text:style-name="P7"/>
      <text:p text:style-name="P7"/>
      <text:p text:style-name="P7">Variables numéricas: </text:p>
      <text:p text:style-name="P6"><text:span text:style-name="T9"/></text:p>
      <text:list text:style-name="L8">
        <text:list-item>
          <text:p text:style-name="P18"><text:soft-page-break/><text:span text:style-name="T8">tenure </text:span><text:span text:style-name="T10">(discreta)</text:span></text:p>
        </text:list-item>
        <text:list-item>
          <text:p text:style-name="P18"><text:span text:style-name="T8">MonthlyCharges </text:span><text:span text:style-name="T10">(continua)</text:span></text:p>
        </text:list-item>
        <text:list-item>
          <text:p text:style-name="P18"><text:span text:style-name="T8">TotalCharges</text:span><text:span text:style-name="T10">(continua)</text:span></text:p>
        </text:list-item>
      </text:list>
      <text:p text:style-name="P5"><text:span text:style-name="T10"/></text:p>
      <text:p text:style-name="P5"><text:span text:style-name="T10"/></text:p>
      <text:p text:style-name="P5"><text:span text:style-name="T8"/></text:p>
      <text:p text:style-name="P22">Se descarto el dataset debido a que la mayoría de sus variables categóricas son del tipo binario, no siendo adecuado para el objetivo principal del trabajo.</text:p>
      <text:p text:style-name="P5"><text:span text:style-name="T8"/></text:p>
      <text:p text:style-name="P5"><text:span text:style-name="T8"/></text:p>
      <text:p text:style-name="P5"><text:span text:style-name="T7"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4:21:55.545265588</meta:creation-date>
    <dc:date>2026-04-05T22:13:47.327613701</dc:date>
    <meta:editing-duration>PT32M5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0" meta:word-count="366" meta:character-count="2321" meta:non-whitespace-character-count="2019"/>
  </office:meta>
</office:document-meta>
</file>